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Arduino &gt;&gt;&gt; PC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C &gt;&gt;&gt; Arduino</text:p>
          </table:table-cell>
          <table:covered-table-cell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ncoder motion motor 1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otion motor 1 voltag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ncoder motion motor 2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otion motor 2 voltag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ncoder motion motor 3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otion motor 3 voltag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ncoders sample time</text:p>
          </table:table-cell>
          <table:table-cell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mergency butto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igh kic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all senso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attery level (0-1023 -&gt; 0-5V (ampop))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este solenoide (value 0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ss.x (&lt;&lt;16) e compass.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oller lef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ompass.z (&lt;&lt;16) e accel.z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ller righ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ccel.x (&lt;&lt;16) e accel.y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icker Clevel (*100 2 decimal cases)</text:p>
          </table:table-cell>
          <table:table-cell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 signal (sent everytime the arduino resets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wm motor 1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table:style-name="ce1" office:value-type="string" calcext:value-type="string">
            <text:p>roller left current (A, *100 → 2 decimal cases) &lt;&lt; 16 | <text:s/>roller right current (A, *100 → 2 decimal cases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wm motor 2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table:style-name="ce1" office:value-type="string" calcext:value-type="string">
            <text:p>roller left speed (0-1023 value) &lt;&lt; 16 | roller right speed (0-1023 value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wm motor 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robot v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obot v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obot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-00-0000</text:date>, <text:time style:data-style-name="N2" text:time-value="10:51:03.407808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9-17T18:21:19.761052739</meta:creation-date>
    <meta:generator>LibreOffice/7.0.4.2$Linux_X86_64 LibreOffice_project/1c5f81ee28659974774060c3fe084e73b3bd074b</meta:generator>
    <dc:date>2021-03-02T11:52:55.784925658</dc:date>
    <meta:editing-duration>P1DT8H30M28S</meta:editing-duration>
    <meta:editing-cycles>21</meta:editing-cycles>
    <meta:document-statistic meta:table-count="1" meta:cell-count="74" meta:object-count="0"/>
  </office:meta>
</office:document-meta>
</file>